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office:automatic-styles>
  <office:body>
    <office:text text:use-soft-page-breaks="true">
      <text:p text:style-name="P1">Hello, my name is Ghouaiel Elyes, and I am about to present my oral paper.</text:p>
      <text:p text:style-name="P2">1- INTRODUCTION:</text:p>
      <text:p text:style-name="P3">I did my internship at the school 42 Nice, which is a computer school, free, open 18-65 years. I did some exercises to discover new languages there: like C, JavaScript. The 3 documents that I am going to present to you are documents are related to the school 42 of the external point and for the technical document, a tool that I discovered there: Bootstrap.<text:s/></text:p>
      <text:p text:style-name="P4">2- THE 3 DOCUMENTS:</text:p>
      <text:p text:style-name="P5">For the technical document, I took an example of web page, explaining the principle of Bootstrap. Bootstrap is a Framework, (A Framework is a toolbox for a web developer.), frontend (the appearance of the site), free which can make the customization of a page more beautiful and easily. We take the lines, this in CSS and this in<text:s/>JS, to use the tools of Bootstrap, and change the style and animations.<text:s/></text:p>
      <text:p text:style-name="P6">I speak about it because I used it, during my web project with other trainees.</text:p>
      <text:p text:style-name="P7">For the document 2, in essence, it talks about the difference between the traditional school system of the national education and the new academy system created by Xavier Niel with the project of the school 42.<text:s/></text:p>
      <text:p text:style-name="P8">I talk about it because I did an internship there and I knew both systems and I have my own opinion.</text:p>
      <text:p text:style-name="P9">For document 3, in essence, we talk about coding training camps, is it good or not good? We look mostly at the good sides of these training camps and here are compared to schools with a diploma at the end. They defend another way to succeed, less expensive and with a more enriching experience, it is interesting.<text:s/></text:p>
      <text:p text:style-name="P10">I chose because during my internship, they defend this mentality of succeeding differently.</text:p>
      <text:p text:style-name="P11">3- Conclusion:</text:p>
      <text:p text:style-name="P12">To conclude, I find the documents I have chosen interesting and original. For the future, I am still looking, but I have some ideas like the 3rd year of BUT in Napoleon or an "IPSSI" campus that will open in Nice, close to the airport.</text:p>
      <text:p text:style-name="P13">Thank you for listening to me.</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bottom="0in" fo:line-height="100%" fo:margin-left="0.5in">
        <style:tab-stops/>
      </style:paragraph-properties>
      <style:text-properties style:font-name-asian="Times New Roman" fo:font-size="12pt" style:font-size-asian="12pt" style:font-size-complex="12pt" fo:language="en" fo:country="GB" style:language-asian="ja" style:country-asian="JP"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alid Ghouaiel</meta:initial-creator>
    <dc:creator>oualid Ghouaiel</dc:creator>
    <meta:creation-date>2023-03-23T14:31:00Z</meta:creation-date>
    <dc:date>2023-03-23T16:25:00Z</dc:date>
    <meta:print-date>2023-03-23T15:53:00Z</meta:print-date>
    <meta:template xlink:href="Normal" xlink:type="simple"/>
    <meta:editing-cycles>12</meta:editing-cycles>
    <meta:editing-duration>PT6000S</meta:editing-duration>
    <meta:document-statistic meta:page-count="1" meta:paragraph-count="3" meta:word-count="301" meta:character-count="1954" meta:row-count="13" meta:non-whitespace-character-count="1656"/>
  </office:meta>
</office:document-meta>
</file>